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aecf00" draw:opacity="35%" draw:textarea-horizontal-align="justify" draw:textarea-vertical-align="middle" draw:auto-grow-height="false" draw:shadow-opacity="35%"/>
    </style:style>
    <style:style style:name="gr2" style:family="graphic" style:parent-style-name="standard">
      <style:graphic-properties draw:stroke="none" draw:fill="solid" draw:fill-color="#47b8b8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b515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c90016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381cm" draw:marker-end="Arrow_20_concave" draw:marker-end-width="0.381cm" draw:fill="solid" draw:fill-color="#c5000b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solid" draw:fill-color="#666699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svg:stroke-width="0.051cm" draw:marker-start-width="0.381cm" draw:marker-end="Arrow_20_concave" draw:marker-end-width="0.381cm" draw:fill="solid" draw:fill-color="#c5000b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="Arrow_20_concave" draw:marker-end-width="0.376cm" draw:fill="solid" draw:fill-color="#c5000b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_20__28_var_29_" svg:stroke-width="0.102cm" svg:stroke-color="#666699" draw:marker-start-width="0.352cm" draw:marker-end="Arrow_20_concave" draw:marker-end-width="0.452cm" draw:fill="solid" draw:fill-color="#c5000b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7.62cm" svg:x="17.951cm" svg:y="0.3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335cm" svg:height="12.065cm" svg:x="0.171cm" svg:y="0.2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2.54cm" svg:height="2.54cm" svg:x="0.741cm" svg:y="1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2" draw:layer="layout" svg:width="3.81cm" svg:height="0.635cm" svg:x="5.316cm" svg:y="4.4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3" draw:layer="layout" svg:width="0.635cm" svg:height="0.635cm" svg:x="9.061cm" svg:y="2.262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.011cm" svg:y1="3.626cm" svg:x2="5.316cm" svg:y2="4.778cm" draw:start-shape="id1" draw:start-glue-point="8" draw:end-shape="id2" draw:end-glue-point="3" svg:d="m2011 3626c0 768 1101 1152 3305 1152">
          <text:p/>
        </draw:connector>
        <draw:connector draw:style-name="gr5" draw:text-style-name="P1" draw:layer="layout" draw:type="curve" svg:x1="9.061cm" svg:y1="2.579cm" svg:x2="7.221cm" svg:y2="4.461cm" draw:start-shape="id3" draw:start-glue-point="3" draw:end-shape="id2" draw:end-glue-point="0" svg:d="m9061 2579c-1227 0-1840 627-1840 1882">
          <text:p/>
        </draw:connector>
        <draw:custom-shape draw:style-name="gr4" draw:text-style-name="P1" draw:id="id4" draw:layer="layout" svg:width="0.635cm" svg:height="0.635cm" svg:x="19.221cm" svg:y="2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5" draw:layer="layout" svg:width="3.81cm" svg:height="0.635cm" svg:x="19.856cm" svg:y="2.2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6" draw:layer="layout" svg:width="1.27cm" svg:height="1.27cm" svg:x="18.926cm" svg:y="5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9.697cm" svg:y1="2.579cm" svg:x2="19.221cm" svg:y2="2.592cm" draw:end-shape="id4" draw:end-glue-point="3" svg:d="m9697 2579c6766 0 2005 13 9524 13">
          <text:p/>
        </draw:connector>
        <draw:custom-shape draw:style-name="gr6" draw:text-style-name="P1" draw:layer="layout" svg:width="1.27cm" svg:height="1.27cm" svg:x="5.251cm" svg:y="10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9.538cm" svg:y1="2.275cm" svg:x2="21.761cm" svg:y2="2.275cm" draw:start-shape="id4" draw:start-glue-point="0" draw:end-shape="id5" draw:end-glue-point="0" svg:d="m19538 2275c0-753 2223-753 2223 0">
          <text:p/>
        </draw:connector>
        <draw:connector draw:style-name="gr9" draw:text-style-name="P1" draw:layer="layout" draw:type="curve" svg:x1="19.538cm" svg:y1="2.91cm" svg:x2="19.561cm" svg:y2="5.931cm" draw:start-shape="id4" draw:start-glue-point="2" draw:end-shape="id6" draw:end-glue-point="4" svg:d="m19538 2910c0 2265 23 755 23 3021">
          <text:p/>
        </draw:connector>
        <draw:frame draw:style-name="gr10" draw:text-style-name="P2" draw:layer="layout" svg:width="1.582cm" svg:height="1.195cm" svg:x="1.181cm" svg:y="1.786cm">
          <draw:text-box>
            <text:p><text:span text:style-name="T1">C1</text:span></text:p>
          </draw:text-box>
        </draw:frame>
        <draw:frame draw:style-name="gr10" draw:text-style-name="P2" draw:layer="layout" svg:width="1.582cm" svg:height="1.195cm" svg:x="3.581cm" svg:y="10.487cm">
          <draw:text-box>
            <text:p><text:span text:style-name="T1">C2</text:span></text:p>
          </draw:text-box>
        </draw:frame>
        <draw:frame draw:style-name="gr10" draw:text-style-name="P2" draw:layer="layout" svg:width="1.582cm" svg:height="1.195cm" svg:x="20.191cm" svg:y="6.031cm">
          <draw:text-box>
            <text:p><text:span text:style-name="T1">C3</text:span></text:p>
          </draw:text-box>
        </draw:frame>
        <draw:frame draw:style-name="gr10" draw:text-style-name="P2" draw:layer="layout" svg:width="6.429cm" svg:height="1.195cm" svg:x="6.181cm" svg:y="12.488cm">
          <draw:text-box>
            <text:p><text:span text:style-name="T1">Logical node 1</text:span></text:p>
          </draw:text-box>
        </draw:frame>
        <draw:frame draw:style-name="gr10" draw:text-style-name="P2" draw:layer="layout" svg:width="6.429cm" svg:height="1.195cm" svg:x="17.711cm" svg:y="7.911cm">
          <draw:text-box>
            <text:p><text:span text:style-name="T1">Logical node 2</text:span></text:p>
          </draw:text-box>
        </draw:frame>
        <draw:frame draw:style-name="gr10" draw:text-style-name="P3" draw:layer="layout" svg:width="4.359cm" svg:height="4.971cm" svg:x="13.561cm" svg:y="2.826cm">
          <draw:text-box>
            <text:p text:style-name="P1"><text:span text:style-name="T1">Cross</text:span></text:p>
            <text:p text:style-name="P1"><text:span text:style-name="T1">node </text:span></text:p>
            <text:p text:style-name="P1"><text:span text:style-name="T1">message </text:span></text:p>
            <text:p text:style-name="P1"><text:span text:style-name="T1">data </text:span></text:p>
            <text:p text:style-name="P1"><text:span text:style-name="T1">copi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65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ritish Jetley</meta:initial-creator>
    <meta:creation-date>2012-09-15T19:26:44</meta:creation-date>
    <dc:date>2012-09-15T19:38:53</dc:date>
    <dc:creator>Pritish Jetley</dc:creator>
    <meta:editing-duration>PT00H04M55S</meta:editing-duration>
    <meta:editing-cycles>3</meta:editing-cycles>
    <meta:generator>OpenOffice.org/3.2$Linux OpenOffice.org_project/320m12$Build-9483</meta:generator>
    <meta:document-statistic meta:object-count="20"/>
  </office:meta>
</office:document-meta>
</file>